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0f27cf"/>
    </style:style>
    <style:style style:name="P3" style:family="paragraph" style:parent-style-name="Standard">
      <style:text-properties officeooo:rsid="000f8b20" officeooo:paragraph-rsid="000f8b20"/>
    </style:style>
    <style:style style:name="P4" style:family="paragraph" style:parent-style-name="Standard">
      <style:text-properties officeooo:rsid="000f8b20" officeooo:paragraph-rsid="00114866"/>
    </style:style>
    <style:style style:name="P5" style:family="paragraph" style:parent-style-name="Standard">
      <style:text-properties officeooo:paragraph-rsid="0013122e"/>
    </style:style>
    <style:style style:name="P6" style:family="paragraph" style:parent-style-name="Standard">
      <style:text-properties officeooo:paragraph-rsid="00165586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aaaf9" style:language-asian="zxx" style:country-asian="none" style:language-complex="zxx" style:country-complex="none"/>
    </style:style>
    <style:style style:name="T3" style:family="text">
      <style:text-properties fo:language="zxx" fo:country="none" officeooo:rsid="000b554c" style:language-asian="zxx" style:country-asian="none" style:language-complex="zxx" style:country-complex="none"/>
    </style:style>
    <style:style style:name="T4" style:family="text">
      <style:text-properties fo:language="zxx" fo:country="none" officeooo:rsid="000cbf93" style:language-asian="zxx" style:country-asian="none" style:language-complex="zxx" style:country-complex="none"/>
    </style:style>
    <style:style style:name="T5" style:family="text">
      <style:text-properties fo:language="zxx" fo:country="none" officeooo:rsid="000e70af" style:language-asian="zxx" style:country-asian="none" style:language-complex="zxx" style:country-complex="none"/>
    </style:style>
    <style:style style:name="T6" style:family="text">
      <style:text-properties fo:language="zxx" fo:country="none" officeooo:rsid="000f8b20" style:language-asian="zxx" style:country-asian="none" style:language-complex="zxx" style:country-complex="none"/>
    </style:style>
    <style:style style:name="T7" style:family="text">
      <style:text-properties fo:language="zxx" fo:country="none" officeooo:rsid="000f8e28" style:language-asian="zxx" style:country-asian="none" style:language-complex="zxx" style:country-complex="none"/>
    </style:style>
    <style:style style:name="T8" style:family="text">
      <style:text-properties fo:language="zxx" fo:country="none" officeooo:rsid="00114866" style:language-asian="zxx" style:country-asian="none" style:language-complex="zxx" style:country-complex="none"/>
    </style:style>
    <style:style style:name="T9" style:family="text">
      <style:text-properties fo:language="zxx" fo:country="none" officeooo:rsid="00145246" style:language-asian="zxx" style:country-asian="none" style:language-complex="zxx" style:country-complex="none"/>
    </style:style>
    <style:style style:name="T10" style:family="text">
      <style:text-properties fo:language="zxx" fo:country="none" officeooo:rsid="00165586" style:language-asian="zxx" style:country-asian="none" style:language-complex="zxx" style:country-complex="none"/>
    </style:style>
    <style:style style:name="T11" style:family="text">
      <style:text-properties officeooo:rsid="000cbf93"/>
    </style:style>
    <style:style style:name="T12" style:family="text">
      <style:text-properties officeooo:rsid="000e70af"/>
    </style:style>
    <style:style style:name="T13" style:family="text">
      <style:text-properties officeooo:rsid="000f27cf"/>
    </style:style>
    <style:style style:name="T14" style:family="text">
      <style:text-properties officeooo:rsid="000f7ad5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31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</text:span>eunión <text:span text:style-name="T13">1</text:span><text:span text:style-name="T2">2</text:span>/0<text:span text:style-name="T13">9</text:span>/2021</text:p>
      <text:p text:style-name="Standard"/>
      <text:p text:style-name="P2"><text:span text:style-name="T14">Enlace reunión: </text:span>https://meet.google.com/kxi-adxi-pkn</text:p>
      <text:p text:style-name="Standard"/>
      <text:p text:style-name="Standard"><text:span text:style-name="T3"/></text:p>
      <text:p text:style-name="Standard"><text:span text:style-name="T3"/></text:p>
      <text:p text:style-name="P3"><text:span text:style-name="T3">A</text:span><text:span text:style-name="T1">ntecedentes: Microarrays de ARNm analizados con TAC 4 y limma + RMA.</text:span></text:p>
      <text:p text:style-name="P3"><text:span text:style-name="T1"/></text:p>
      <text:p text:style-name="P3"><text:span text:style-name="T1">Maneras de generar más protocolos:</text:span></text:p>
      <text:p text:style-name="P3"><text:span text:style-name="T1">-Nuevos métodos de normalizado (GCRMA, MBEI, MAS5)</text:span></text:p>
      <text:p text:style-name="P3"><text:span text:style-name="T1">-Nuevos programas comerciales (AltAnalyze)</text:span></text:p>
      <text:p text:style-name="P3"><text:span text:style-name="T1">-Nuevos paquetes en R (edgeR, DESeq2, <text:s/></text:span><text:span text:style-name="T3">NOIseq, sleuth </text:span><text:span text:style-name="T1">y </text:span><text:span text:style-name="T3">Cuffdiff/Cuffdiff2</text:span><text:span text:style-name="T1">)</text:span></text:p>
      <text:p text:style-name="P3"><text:span text:style-name="T1"/></text:p>
      <text:p text:style-name="P3"><text:span text:style-name="T1"/></text:p>
      <text:p text:style-name="P3"><text:span text:style-name="T1">Problemas: </text:span></text:p>
      <text:p text:style-name="P6"><text:span text:style-name="T6">-Métodos de normalizado obsoletos (RMA los sustituyó y se estandarizó en 2003) (</text:span><text:span text:style-name="T1">Michael B. Black</text:span><text:span text:style-name="T6">, PhD en ScitoVation/ James </text:span><text:span text:style-name="T8">W.</text:span><text:span text:style-name="T6"> MacDonald, </text:span><text:span text:style-name="T8">bioestadístico en University of Washinhton/ Neil Saunders , </text:span><text:span text:style-name="T10">PhD en Curtin University</text:span><text:span text:style-name="T6"> y más </text:span><text:span text:style-name="T7">investigadores </text:span><text:span text:style-name="T6">en ResearchGate + </text:span><text:span text:style-name="T9">BioConductor + </text:span><text:span text:style-name="T6">BioStars)</text:span></text:p>
      <text:p text:style-name="P3"><text:span text:style-name="T1">-Programas obsoletos (imposible analizar microarrays nuevos de tipo Clariom) </text:span><text:span text:style-name="T8">(probado)</text:span></text:p>
      <text:p text:style-name="P4"><text:span text:style-name="T1">-Paquetes incapaces de analizar matrices de intensidades (requieren matrices de conteos) </text:span><text:span text:style-name="T8">(probado)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Podría probar SAMseq.</text:span></text:p>
      <text:p text:style-name="Standard"><text:span text:style-name="T3"/></text:p>
      <text:p text:style-name="Standard"><text:span text:style-name="T3"/></text:p>
      <text:p text:style-name="Standard"><text:span text:style-name="T3">También he visto que se pueden usar ontologias especificas para microARN, podríamos usarlo para los otros microarrays. también pon bien los nombres de los genes.</text:span></text:p>
      <text:p text:style-name="Standard"><text:span text:style-name="T3"/></text:p>
      <text:p text:style-name="Standard"><text:span text:style-name="T3">ontologias:</text:span></text:p>
      <text:p text:style-name="Standard"><text:span text:style-name="T3">-https://www.ebi.ac.uk/ols/ontologies/omit <text:s/>y <text:s/>https://bioportal.bioontology.org/ontologies/OMIT (ontologia para microRNA OMIT)</text:span></text:p>
      <text:p text:style-name="Standard"><text:span text:style-name="T3">-miRWalk 2.0</text:span></text:p>
      <text:p text:style-name="Standard"><text:span text:style-name="T3">-DIANA-miRPath v3.0</text:span></text:p>
      <text:p text:style-name="Standard"><text:span text:style-name="T3">-TAM 2.0: tool for MicroRNA set analysis (https://academic.oup.com/nar/article/46/W1/W180/5033528)</text:span></text:p>
      <text:p text:style-name="Standard"><text:span text:style-name="T3"/></text:p>
      <text:p text:style-name="Standard"><text:span text:style-name="T3"/></text:p>
      <text:p text:style-name="P5"><text:span text:style-name="T16">Hice diario de Bitáco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9H31M36S</meta:editing-duration>
    <meta:editing-cycles>120</meta:editing-cycles>
    <meta:generator>LibreOffice/7.0.6.2$Windows_X86_64 LibreOffice_project/144abb84a525d8e30c9dbbefa69cbbf2d8d4ae3b</meta:generator>
    <dc:date>2021-09-12T20:09:04.360000000</dc:date>
    <meta:document-statistic meta:table-count="0" meta:image-count="0" meta:object-count="0" meta:page-count="1" meta:paragraph-count="19" meta:word-count="160" meta:character-count="1294" meta:non-whitespace-character-count="1149"/>
    <meta:user-defined meta:name="Info 1"/>
    <meta:user-defined meta:name="Info 2"/>
    <meta:user-defined meta:name="Info 3"/>
    <meta:user-defined meta:name="Info 4"/>
  </office:meta>
</office:document-meta>
</file>